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nsolas" svg:font-family="Consolas, Menl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rsid="000e54e7" officeooo:paragraph-rsid="000e54e7"/>
    </style:style>
    <style:style style:name="T1" style:family="text">
      <style:text-properties fo:font-variant="normal" fo:text-transform="none" fo:color="#0000cd" loext:opacity="100%" style:font-name="Consolas" fo:font-size="8.19999980926514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Consolas" fo:font-size="8.19999980926514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# hello-world</text:span><text:span text:style-name="T1"><text:line-break/></text:span><text:span text:style-name="T2">Hello World repository for Git tutorial</text:span><text:span text:style-name="T1"><text:line-break/></text:span><text:span text:style-name="T2">This is an example repository for the Git tutoial on https://www.w3schools.com</text:span><text:span text:style-name="T1"><text:line-break/><text:line-break/></text:span><text:span text:style-name="T2">This repository is built step by step in the tutorial.</text:span></text:p>
      <text:p text:style-name="P1"><text:span text:style-name="T2"/></text:p>
      <text:p text:style-name="P2"><text:span text:style-name="T2">A doua cafea e mai buna decat prima!!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nsolas" svg:font-family="Consolas, Menl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23T16:22:15.427892192</meta:creation-date>
    <dc:date>2022-09-27T15:37:24.331327425</dc:date>
    <meta:editing-duration>P2DT18H40M49S</meta:editing-duration>
    <meta:editing-cycles>3</meta:editing-cycles>
    <meta:generator>LibreOffice/7.0.0.3$MacOSX_X86_64 LibreOffice_project/8061b3e9204bef6b321a21033174034a5e2ea88e</meta:generator>
    <meta:document-statistic meta:table-count="0" meta:image-count="0" meta:object-count="0" meta:page-count="1" meta:paragraph-count="2" meta:word-count="37" meta:character-count="225" meta:non-whitespace-character-count="189"/>
  </office:meta>
</office:document-meta>
</file>